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TableColumn17" style:family="table-column">
      <style:table-column-properties style:column-width="3.1111in" style:use-optimal-column-width="false"/>
    </style:style>
    <style:style style:name="TableColumn18" style:family="table-column">
      <style:table-column-properties style:column-width="3.859in" style:use-optimal-column-width="false"/>
    </style:style>
    <style:style style:name="TableColumn19" style:family="table-column">
      <style:table-column-properties style:column-width="2.4548in" style:use-optimal-column-width="false"/>
    </style:style>
    <style:style style:name="Table16" style:family="table">
      <style:table-properties style:width="9.42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Arial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Arial"/>
    </style:style>
    <style:style style:name="T41" style:parent-style-name="DefaultParagraphFont" style:family="text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Arial" fo:font-weight="bold" style:font-weight-asian="bold" style:font-weight-complex="bold"/>
    </style:style>
    <style:style style:name="T43" style:parent-style-name="DefaultParagraphFont" style:family="text">
      <style:text-properties style:font-name="Arial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/>
    </style:style>
    <style:style style:name="TableRow46" style:family="table-row">
      <style:table-row-properties style:min-row-height="0.2868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/>
    </style:style>
    <style:style style:name="P58" style:parent-style-name="TableContents" style:family="paragraph">
      <style:text-properties style:font-name="Arial"/>
    </style:style>
    <style:style style:name="P59" style:parent-style-name="TableContents" style:family="paragraph">
      <style:text-properties style:font-name="Arial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/>
    </style:style>
    <style:style style:name="P67" style:parent-style-name="TableContents" style:family="paragraph">
      <style:text-properties style:font-name="Arial"/>
    </style:style>
    <style:style style:name="P68" style:parent-style-name="TableContents" style:family="paragraph">
      <style:text-properties style:font-name="Arial"/>
    </style:style>
    <style:style style:name="P69" style:parent-style-name="TableContents" style:family="paragraph">
      <style:text-properties style:font-name="Arial"/>
    </style:style>
    <style:style style:name="P70" style:parent-style-name="TableContents" style:family="paragraph">
      <style:text-properties style:font-name="Arial"/>
    </style:style>
    <style:style style:name="P71" style:parent-style-name="TableContents" style:family="paragraph">
      <style:text-properties style:font-name="Arial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/>
    </style:style>
    <style:style style:name="TableRow81" style:family="table-row">
      <style:table-row-properties style:min-row-height="0.7055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end"/>
      <style:text-properties style:font-name="Arial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Arial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Arial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/>
    </style:style>
    <style:style style:name="P149" style:parent-style-name="TableContents" style:family="paragraph">
      <style:text-properties style:font-name="Arial"/>
    </style:style>
    <style:style style:name="P150" style:parent-style-name="TableContents" style:family="paragraph">
      <style:text-properties style:font-name="Arial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/>
    </style:style>
    <style:style style:name="P153" style:parent-style-name="TableContents" style:family="paragraph">
      <style:text-properties style:font-name="Arial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Arial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/>
    </style:style>
    <style:style style:name="TableCell17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/>
    </style:style>
    <style:style style:name="TableCell18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/>
    </style:style>
    <style:style style:name="P189" style:parent-style-name="Standard" style:family="paragraph">
      <style:text-properties style:font-name="Arial" fo:language="en" fo:country="US"/>
    </style:style>
  </office:automatic-styles>
  <office:body>
    <office:text text:use-soft-page-breaks="true">
      <text:p text:style-name="P1">Titre : Plan de tests de validation de la version 2 (V2.0 et V2.1) de l’application Web « Quiz Manager »</text:p>
      <text:p text:style-name="P2"/>
      <text:p text:style-name="P3">Date d e création du plan de tests :<text:s/><text:tab/>07/09/18</text:p>
      <text:p text:style-name="P4">Dernière date de modification du plan de tests : 02/12/18</text:p>
      <text:p text:style-name="P5">Version du plan de tests : V2</text:p>
      <text:p text:style-name="P6">Auteur : V.MARC</text:p>
      <text:p text:style-name="P7">Sprint : Sprint 2 (Versions 2.0 et 2.1)</text:p>
      <text:p text:style-name="P8"/>
      <text:p text:style-name="P9">Date de passage des tests :<text:tab/><text:tab/>xx/xx/xx</text:p>
      <text:p text:style-name="P10">URL de l’application Web testée :</text:p>
      <text:p text:style-name="P11">Nom du développeur de l’application Web testée :</text:p>
      <text:p text:style-name="P12">Nom du testeur :</text:p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pération</text:p>
          </table:table-cell>
          <table:table-cell table:style-name="TableCell23">
            <text:p text:style-name="P24">Résultat attendu</text:p>
          </table:table-cell>
          <table:table-cell table:style-name="TableCell25">
            <text:p text:style-name="P26">Résultat du test</text:p>
            <text:p text:style-name="P27">+</text:p>
            <text:p text:style-name="P28">commentaires</text:p>
          </table:table-cell>
        </table:table-row>
        <table:table-row table:style-name="TableRow29">
          <table:table-cell table:style-name="TableCell30">
            <text:p text:style-name="P31">Dans son espace privé, le formateur connecté clique sur <text:s/>la rubrique « Actualités » du menu.</text:p>
          </table:table-cell>
          <table:table-cell table:style-name="TableCell32">
            <text:p text:style-name="P33">La liste des actualités s’affiche.</text:p>
          </table:table-cell>
          <table:table-cell table:style-name="TableCell34">
            <text:p text:style-name="P35">done</text:p>
          </table:table-cell>
        </table:table-row>
        <table:table-row table:style-name="TableRow36">
          <table:table-cell table:style-name="TableCell37">
            <text:p text:style-name="P38">Dans son espace privé, le formateur connecté clique sur <text:s/>la rubrique « Matchs » du menu.</text:p>
          </table:table-cell>
          <table:table-cell table:style-name="TableCell39">
            <text:p text:style-name="TableContents"><text:span text:style-name="T40">Le formateur peut alors visualiser sous forme d'un tableau<text:s/></text:span><text:span text:style-name="T41">tous</text:span><text:span text:style-name="T42"><text:s/>les quiz actifs</text:span><text:span text:style-name="T43"><text:s/>(titre/description/auteur) et les matchs correspondants (titre/description/auteur), s'il y en a.</text:span></text:p>
          </table:table-cell>
          <table:table-cell table:style-name="TableCell44">
            <text:p text:style-name="P45"><text:s/>done</text:p>
          </table:table-cell>
        </table:table-row>
        <table:table-row table:style-name="TableRow46">
          <table:table-cell table:style-name="TableCell47">
            <text:p text:style-name="P48">Dans la rubrique « Matchs », le formateur sélectionne un quiz (complet) et appuie sur un bouton « Créer un match ».</text:p>
          </table:table-cell>
          <table:table-cell table:style-name="TableCell49">
            <text:p text:style-name="P50">Un formulaire d’ajout de match s’ouvre.</text:p>
          </table:table-cell>
          <table:table-cell table:style-name="TableCell51">
            <text:p text:style-name="P52">done</text:p>
          </table:table-cell>
        </table:table-row>
        <table:table-row table:style-name="TableRow53">
          <table:table-cell table:style-name="TableCell54">
            <text:p text:style-name="P55">Dans la rubrique « Matchs », le formateur sélectionne un match et appuie sur un bouton « Visualiser le match ».</text:p>
          </table:table-cell>
          <table:table-cell table:style-name="TableCell56">
            <text:p text:style-name="P57">Les données du match s’affichent correctement sur la page (pour être vidéo-projetée, par exemple) avec :</text:p>
            <text:p text:style-name="P58">- les données du match (son intitulé, le code du match…),</text:p>
            <text:p text:style-name="P59">- le questionnaire composée de questions, c’est à dire une question et les choix de réponses associées.</text:p>
          </table:table-cell>
          <table:table-cell table:style-name="TableCell60">
            <text:p text:style-name="P61">Done<text:s/></text:p>
          </table:table-cell>
        </table:table-row>
        <table:table-row table:style-name="TableRow62">
          <table:table-cell table:style-name="TableCell63">
            <text:p text:style-name="P64">Une fois la session finie par tous les joueurs, le formateur clique sur un bouton "Terminer le match".</text:p>
          </table:table-cell>
          <table:table-cell table:style-name="TableCell65">
            <text:p text:style-name="P66">Le score final (= pourcentage des bonnes réponses données par rapport au nombre total de bonnes réponses) s’affiche.</text:p>
            <text:p text:style-name="P67"/>
            <text:p text:style-name="P68">[On peut prévoir d’afficher le score final :</text:p>
            <text:p text:style-name="P69">- global, du match complet, uniquement</text:p>
            <text:p text:style-name="P70">ou</text:p>
            <text:p text:style-name="P71">- global et personnel, de chaque joueur]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Le formateur remplit correctement le formulaire d’ajout d’un match pour un quiz actif et complet.</text:p>
          </table:table-cell>
          <table:table-cell table:style-name="TableCell77">
            <text:p text:style-name="P78">Un nouveau match est créé (avec génération de son code) et s’affiche dans la liste des quiz / matchs de la rubrique de gestion des matchs.</text:p>
          </table:table-cell>
          <table:table-cell table:style-name="TableCell79">
            <text:p text:style-name="P80">done</text:p>
          </table:table-cell>
        </table:table-row>
        <table:table-row table:style-name="TableRow81">
          <table:table-cell table:style-name="TableCell82">
            <text:p text:style-name="P83">Le formateur ne remplit pas correctement le formulaire d’ajout d’un match pour un quiz actif et complet.</text:p>
          </table:table-cell>
          <table:table-cell table:style-name="TableCell84">
            <text:p text:style-name="P85">Un message d’erreur « Veuillez remplir correctement le formulaire » s’affiche et le formulaire est ré-affiché.</text:p>
          </table:table-cell>
          <table:table-cell table:style-name="TableCell86">
            <text:p text:style-name="P87">Done + corriger msg err</text:p>
          </table:table-cell>
        </table:table-row>
        <table:table-row table:style-name="TableRow88">
          <table:table-cell table:style-name="TableCell89">
            <text:p text:style-name="P90">Dans la rubrique « Matchs », le formateur sélectionne un quiz (incomplet) et appuie sur un bouton « Créer un match ».</text:p>
          </table:table-cell>
          <table:table-cell table:style-name="TableCell91">
            <text:p text:style-name="P92">Un message d’erreur « Quiz incomplet, à finir » s’affiche et l’utilisateur est redirigé vers la page de gestion des matchs.</text:p>
          </table:table-cell>
          <table:table-cell table:style-name="TableCell93">
            <text:p text:style-name="P94">Dafaq******</text:p>
          </table:table-cell>
        </table:table-row>
        <table:table-row table:style-name="TableRow95">
          <table:table-cell table:style-name="TableCell96">
            <text:p text:style-name="P97">Dans la rubrique « Matchs », le formateur sélectionne un de ses matchs et appuie sur un bouton « Modifier un match ».</text:p>
          </table:table-cell>
          <table:table-cell table:style-name="TableCell98">
            <text:p text:style-name="P99">Un formulaire (pré-rempli) de modification de match s’ouvre.</text:p>
          </table:table-cell>
          <table:table-cell table:style-name="TableCell100">
            <text:p text:style-name="P101">done</text:p>
          </table:table-cell>
        </table:table-row>
        <table:table-row table:style-name="TableRow102">
          <table:table-cell table:style-name="TableCell103">
            <text:p text:style-name="P104">Le formateur remplit correctement le formulaire de modification du match choisi.</text:p>
          </table:table-cell>
          <table:table-cell table:style-name="TableCell105">
            <text:p text:style-name="P106">Le match est modifié.</text:p>
          </table:table-cell>
          <table:table-cell table:style-name="TableCell107">
            <text:p text:style-name="P108">done</text:p>
          </table:table-cell>
        </table:table-row>
        <table:table-row table:style-name="TableRow109">
          <table:table-cell table:style-name="TableCell110">
            <text:p text:style-name="P111">Le formateur ne remplit pas correctement le formulaire de modification d’un match.</text:p>
          </table:table-cell>
          <table:table-cell table:style-name="TableCell112">
            <text:p text:style-name="P113">Un message d’erreur « Veuillez remplir correctement le formulaire » s’affiche et le formulaire est ré-affiché.</text:p>
          </table:table-cell>
          <table:table-cell table:style-name="TableCell114">
            <text:p text:style-name="P115">done</text:p>
          </table:table-cell>
        </table:table-row>
        <table:table-row table:style-name="TableRow116">
          <table:table-cell table:style-name="TableCell117">
            <text:p text:style-name="P118">Dans la rubrique « Matchs », le formateur sélectionne un match dont il n’est pas l’auteur et appuie sur un bouton « Modifier un match ».</text:p>
          </table:table-cell>
          <table:table-cell table:style-name="TableCell119">
            <text:p text:style-name="P120">Un message d’erreur « Vous ne pouvez pas modifier ce match car vous n’en êtes pas l’auteur ! » s’affiche et l’utilisateur est redirigé vers la page de gestion des matchs.</text:p>
          </table:table-cell>
          <table:table-cell table:style-name="TableCell121">
            <text:p text:style-name="P122">done</text:p>
          </table:table-cell>
        </table:table-row>
        <table:table-row table:style-name="TableRow123">
          <table:table-cell table:style-name="TableCell124">
            <text:p text:style-name="P125">Dans la rubrique « Matchs », le formateur sélectionne un de ses matchs et appuie sur un bouton « Supprimer un match ».</text:p>
          </table:table-cell>
          <table:table-cell table:style-name="TableCell126">
            <text:p text:style-name="P127">Le match <text:s/>choisi est supprimé (+ toutes les données associées) et n’apparaît plus dans la liste des quiz / matchs.</text:p>
          </table:table-cell>
          <table:table-cell table:style-name="TableCell128">
            <text:p text:style-name="P129">done</text:p>
          </table:table-cell>
        </table:table-row>
        <table:table-row table:style-name="TableRow130">
          <table:table-cell table:style-name="TableCell131">
            <text:p text:style-name="P132">Dans la rubrique « Matchs », le formateur sélectionne un match dont il n’est pas l’auteur et appuie sur un bouton « Supprimer un match ».</text:p>
          </table:table-cell>
          <table:table-cell table:style-name="TableCell133">
            <text:p text:style-name="P134">Un message d’erreur « Vous ne pouvez pas supprimer ce match car vous n’en êtes pas l’auteur ! » s’affiche et l’utilisateur est redirigé vers la page de gestion des matchs.</text:p>
          </table:table-cell>
          <table:table-cell table:style-name="TableCell135">
            <text:p text:style-name="P136">done</text:p>
          </table:table-cell>
        </table:table-row>
        <table:table-row table:style-name="TableRow137">
          <table:table-cell table:style-name="TableCell138">
            <text:p text:style-name="P139">Dans son espace privé, l’administrateur connecté clique sur <text:s/>la rubrique « Actualités » du menu.</text:p>
          </table:table-cell>
          <table:table-cell table:style-name="TableCell140">
            <text:p text:style-name="P141">La liste des actualités s’affiche.</text:p>
          </table:table-cell>
          <table:table-cell table:style-name="TableCell142">
            <text:p text:style-name="P143">done</text:p>
          </table:table-cell>
        </table:table-row>
        <table:table-row table:style-name="TableRow144">
          <table:table-cell table:style-name="TableCell145">
            <text:p text:style-name="P146">Sur la page d’accueil de l’application Web, un joueur saisit un code de match (existant) dans le champ de saisie prévu à cet effet et saisit un pseudo de son choix dans un autre champ de saisie et appuie sur un bouton « Jouer ».</text:p>
          </table:table-cell>
          <table:table-cell table:style-name="TableCell147">
            <text:p text:style-name="P148">Les données du match s’affichent correctement sur la page avec :</text:p>
            <text:p text:style-name="P149">- les données du match (son intitulé, le code du match…),</text:p>
            <text:p text:style-name="P150">- le questionnaire composée de questions, c’est à dire une question et les choix de réponses associées.</text:p>
          </table:table-cell>
          <table:table-cell table:style-name="TableCell151">
            <text:p text:style-name="P152">Done</text:p>
            <text:p text:style-name="P153">+ quiz Image</text:p>
          </table:table-cell>
        </table:table-row>
        <table:table-row table:style-name="TableRow154">
          <table:table-cell table:style-name="TableCell155">
            <text:p text:style-name="P156">Sur la page d’accueil de l’application Web, un joueur saisit un code de match (inexistant) dans le champ de saisie prévu à cet effet et appuie sur un bouton « Jouer ».</text:p>
          </table:table-cell>
          <table:table-cell table:style-name="TableCell157">
            <text:p text:style-name="TableContents"><text:span text:style-name="T158">Un message d’erreur « Code de match non existant » s’affiche et la page d'accueil est rechargée.</text:span></text:p>
          </table:table-cell>
          <table:table-cell table:style-name="TableCell159">
            <text:p text:style-name="P160">done</text:p>
          </table:table-cell>
        </table:table-row>
        <table:table-row table:style-name="TableRow161">
          <table:table-cell table:style-name="TableCell162">
            <text:p text:style-name="P163">Sur la page d’accueil de l’application Web, un joueur saisit un code de match (existant) dans le champ de saisie prévu à cet effet et saisit un pseudo (déjà existant) dans un autre champ de saisie et appuie sur un bouton « Jouer ».</text:p>
          </table:table-cell>
          <table:table-cell table:style-name="TableCell164">
            <text:p text:style-name="P165">Un message d’erreur « pseudo déjà utilisé » s’affiche et la page d'accueil est rechargée.</text:p>
          </table:table-cell>
          <table:table-cell table:style-name="TableCell166">
            <text:p text:style-name="P167">done</text:p>
          </table:table-cell>
        </table:table-row>
        <table:table-row table:style-name="TableRow168">
          <table:table-cell table:style-name="TableCell169">
            <text:p text:style-name="P170">Le joueur répond (ou non) aux questions du quiz associé au match choisi puis appuie sur le bouton « Terminer ».</text:p>
          </table:table-cell>
          <table:table-cell table:style-name="TableCell171">
            <text:p text:style-name="P172">Le score final du joueur (% de bonnes réponses données par rapport au nombre total de bonnes réponses) s’affiche.</text:p>
          </table:table-cell>
          <table:table-cell table:style-name="TableCell173">
            <text:p text:style-name="P174">Done<text:s/></text:p>
          </table:table-cell>
        </table:table-row>
        <table:table-row table:style-name="TableRow175">
          <table:table-cell table:style-name="TableCell176">
            <text:p text:style-name="P177">Une fois que le joueur a terminé son match, il peut choisir d’appuyer sur le bouton « Voir les bonnes réponses », s’il y en a un.</text:p>
          </table:table-cell>
          <table:table-cell table:style-name="TableCell178">
            <text:p text:style-name="P179">Le questionnaire associé au match est affiché avec les bonnes réponses mises en évidence.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ellah abdou</meta:initial-creator>
    <dc:creator>abdellah abdou</dc:creator>
    <meta:creation-date>2018-11-09T09:22:00Z</meta:creation-date>
    <dc:date>2018-12-12T17:12:00Z</dc:date>
    <meta:template xlink:href="Normal" xlink:type="simple"/>
    <meta:editing-cycles>9</meta:editing-cycles>
    <meta:editing-duration>PT115500S</meta:editing-duration>
    <meta:document-statistic meta:page-count="1" meta:paragraph-count="11" meta:word-count="858" meta:character-count="5569" meta:row-count="39" meta:non-whitespace-character-count="4722"/>
  </office:meta>
</office:document-meta>
</file>